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5mm" fo:margin-left="0mm" fo:margin-right="0.05mm" table:align="margins"/>
    </style:style>
    <style:style style:name="Table1.A" style:family="table-column">
      <style:table-column-properties style:column-width="9.98mm" style:rel-column-width="3849*"/>
    </style:style>
    <style:style style:name="Table1.B" style:family="table-column">
      <style:table-column-properties style:column-width="53mm" style:rel-column-width="20439*"/>
    </style:style>
    <style:style style:name="Table1.C" style:family="table-column">
      <style:table-column-properties style:column-width="53.39mm" style:rel-column-width="20588*"/>
    </style:style>
    <style:style style:name="Table1.D" style:family="table-column">
      <style:table-column-properties style:column-width="0.09mm" style:rel-column-width="35*"/>
    </style:style>
    <style:style style:name="Table1.E" style:family="table-column">
      <style:table-column-properties style:column-width="53.48mm" style:rel-column-width="20624*"/>
    </style:style>
    <style:style style:name="Table1.A1" style:family="table-cell">
      <style:table-cell-properties fo:background-color="#ffcc00" fo:padding="0.97mm" fo:border="none">
        <style:background-image/>
      </style:table-cell-properties>
    </style:style>
    <style:style style:name="Table1.A2" style:family="table-cell">
      <style:table-cell-properties fo:padding="0.97mm" fo:border="none"/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A60" style:family="table-cell">
      <style:table-cell-properties fo:padding="0.97mm" fo:border-left="none" fo:border-right="none" fo:border-top="none" fo:border-bottom="0.02mm solid #000000"/>
    </style:style>
    <style:style style:name="P1" style:family="paragraph" style:parent-style-name="table_5f_header">
      <style:text-properties fo:font-weight="bold" style:font-weight-asian="bold" style:font-weight-complex="bold"/>
    </style:style>
    <style:style style:name="P2" style:family="paragraph" style:parent-style-name="table_5f_header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5f_body_5f_centered">
      <style:text-properties fo:font-weight="bold" style:font-weight-asian="bold" style:font-weight-complex="bold"/>
    </style:style>
    <style:style style:name="P4" style:family="paragraph" style:parent-style-name="table_5f_body_5f_centere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5f_body_5f_centered">
      <style:text-properties fo:font-weight="normal" style:font-weight-asian="normal" style:font-weight-complex="normal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table_5f_body_5f_centered">
      <style:text-properties fo:font-weight="normal" style:font-weight-asian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56233768905008888" text:style-name="Outline">
        <text:list-item>
          <text:h text:style-name="P6" text:outline-level="1">EEZ BB3 specification and comparison with the EEZ H24005 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2">Feature</text:p>
          </table:table-cell>
          <table:table-cell table:style-name="Table1.A1" office:value-type="string">
            <text:p text:style-name="P1">EEZ BB3</text:p>
          </table:table-cell>
          <table:table-cell table:style-name="Table1.A1" table:number-columns-spanned="2" office:value-type="string">
            <text:p text:style-name="P1">EEZ H24005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1</text:p>
          </table:table-cell>
          <table:table-cell table:style-name="Table1.A2" office:value-type="string">
            <text:p text:style-name="table_5f_body_5f_left">Max. number of modules / power outputs (channels)</text:p>
          </table:table-cell>
          <table:table-cell table:style-name="Table1.A2" office:value-type="string">
            <text:p text:style-name="P3">3 / 6</text:p>
          </table:table-cell>
          <table:table-cell table:style-name="Table1.A2" table:number-columns-spanned="2" office:value-type="string">
            <text:p text:style-name="table_5f_body_5f_centered">2 / 2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left">MCU module</text:p>
          </table:table-cell>
          <table:table-cell table:style-name="Table1.A3" office:value-type="string">
            <text:p text:style-name="P3"><text:a xlink:type="simple" xlink:href="https://www.envox.hr/eez/eez-bench-box-3/eez-dib-stm32f7-mcu-board.html" text:style-name="Internet_20_link" text:visited-style-name="Visited_20_Internet_20_Link">STM32F7 MCU board</text:a></text:p>
          </table:table-cell>
          <table:table-cell table:style-name="Table1.A3" table:number-columns-spanned="2" office:value-type="string">
            <text:p text:style-name="table_5f_body_5f_centered"><text:a xlink:type="simple" xlink:href="https://www.envox.hr/eez/bench-power-supply/psu-digital-control.html" text:style-name="Internet_20_link" text:visited-style-name="Visited_20_Internet_20_Link">Arduino Shield r5B12</text:a>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</text:p>
          </table:table-cell>
          <table:table-cell table:style-name="Table1.A2" office:value-type="string">
            <text:p text:style-name="table_5f_body_5f_left">Power module</text:p>
          </table:table-cell>
          <table:table-cell table:style-name="Table1.A2" office:value-type="string">
            <text:p text:style-name="P3"><text:a xlink:type="simple" xlink:href="https://www.envox.hr/eez/eez-bench-box-3/eez-dib-dcp405-power-module.html" text:style-name="Internet_20_link" text:visited-style-name="Visited_20_Internet_20_Link">DCP405 power module</text:a> <text:span text:style-name="T5">or</text:span> <text:a xlink:type="simple" xlink:href="https://www.envox.hr/eez/eez-bench-box-3/eez-dib-dcm220-dual-power-module.html" text:style-name="Internet_20_link" text:visited-style-name="Visited_20_Internet_20_Link">DCM220 dual power module</text:a></text:p>
          </table:table-cell>
          <table:table-cell table:style-name="Table1.A2" table:number-columns-spanned="2" office:value-type="string">
            <text:p text:style-name="table_5f_body_5f_centered"><text:a xlink:type="simple" xlink:href="https://www.envox.hr/eez/bench-power-supply/power-board.html" text:style-name="Internet_20_link" text:visited-style-name="Visited_20_Internet_20_Link">Power board r5B12</text:a>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_5f_left">Power module topology</text:p>
          </table:table-cell>
          <table:table-cell table:style-name="Table1.A3" table:number-columns-spanned="3" office:value-type="string">
            <text:p text:style-name="table_5f_body_5f_centered">Series hybrid (SMPS pre-regulator, linear post-regulator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5</text:p>
          </table:table-cell>
          <table:table-cell table:style-name="Table1.A2" office:value-type="string">
            <text:p text:style-name="table_5f_body_5f_left">Floating (isolated) power outputs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left">Max. output power per channel</text:p>
          </table:table-cell>
          <table:table-cell table:style-name="Table1.A3" table:number-columns-spanned="3" office:value-type="string">
            <text:p text:style-name="table_5f_body_5f_centered">155 W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7</text:p>
          </table:table-cell>
          <table:table-cell table:style-name="Table1.A2" office:value-type="string">
            <text:p text:style-name="table_5f_body_5f_left">Output voltage</text:p>
          </table:table-cell>
          <table:table-cell table:style-name="Table1.A2" table:number-columns-spanned="3" office:value-type="string">
            <text:p text:style-name="table_5f_body_5f_centered">0 to 40 V / 80 V (coupled in series)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_5f_left">Output current</text:p>
          </table:table-cell>
          <table:table-cell table:style-name="Table1.A3" table:number-columns-spanned="3" office:value-type="string">
            <text:p text:style-name="table_5f_body_5f_centered">0 to 5 A / 10 A (coupled in parallel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9</text:p>
          </table:table-cell>
          <table:table-cell table:style-name="Table1.A2" office:value-type="string">
            <text:p text:style-name="table_5f_body_5f_left">Current ranges</text:p>
          </table:table-cell>
          <table:table-cell table:style-name="Table1.A2" office:value-type="string">
            <text:p text:style-name="P3">50 mA / 5 A</text:p>
          </table:table-cell>
          <table:table-cell table:style-name="Table1.A2" table:number-columns-spanned="2" office:value-type="string">
            <text:p text:style-name="table_5f_body_5f_centered">500 mA / 5 A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_5f_left">Voltage programming resolution</text:p>
          </table:table-cell>
          <table:table-cell table:style-name="Table1.A3" table:number-columns-spanned="2" office:value-type="string">
            <text:p text:style-name="P3">5 mV</text:p>
          </table:table-cell>
          <table:covered-table-cell/>
          <table:table-cell table:style-name="Table1.A3" office:value-type="string">
            <text:p text:style-name="table_5f_body_5f_centered">10 mV</text:p>
          </table:table-cell>
        </table:table-row>
        <table:table-row>
          <table:table-cell table:style-name="Table1.A2" office:value-type="string">
            <text:p text:style-name="table_5f_body_5f_centered">11</text:p>
          </table:table-cell>
          <table:table-cell table:style-name="Table1.A2" office:value-type="string">
            <text:p text:style-name="table_5f_body_5f_left">Current programming resolution</text:p>
          </table:table-cell>
          <table:table-cell table:style-name="Table1.A2" office:value-type="string">
            <text:p text:style-name="P3">5 μA / 0.5 mA</text:p>
          </table:table-cell>
          <table:table-cell table:style-name="Table1.A2" table:number-columns-spanned="2" office:value-type="string">
            <text:p text:style-name="table_5f_body_5f_centered">1 mA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_5f_left">Voltage readback resolution</text:p>
          </table:table-cell>
          <table:table-cell table:style-name="Table1.A3" table:number-columns-spanned="2" office:value-type="string">
            <text:p text:style-name="P3">5 mV</text:p>
          </table:table-cell>
          <table:covered-table-cell/>
          <table:table-cell table:style-name="Table1.A3" office:value-type="string">
            <text:p text:style-name="table_5f_body_5f_centered">10 mV</text:p>
          </table:table-cell>
        </table:table-row>
        <table:table-row>
          <table:table-cell table:style-name="Table1.A2" office:value-type="string">
            <text:p text:style-name="table_5f_body_5f_centered">13</text:p>
          </table:table-cell>
          <table:table-cell table:style-name="Table1.A2" office:value-type="string">
            <text:p text:style-name="table_5f_body_5f_left">Current readback resolution</text:p>
          </table:table-cell>
          <table:table-cell table:style-name="Table1.A2" office:value-type="string">
            <text:p text:style-name="P3">5 μA / 0.5 mA</text:p>
          </table:table-cell>
          <table:table-cell table:style-name="Table1.A2" table:number-columns-spanned="2" office:value-type="string">
            <text:p text:style-name="table_5f_body_5f_centered">1 mA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_5f_left">Current ranges switching</text:p>
          </table:table-cell>
          <table:table-cell table:style-name="Table1.A3" table:number-columns-spanned="3" office:value-type="string">
            <text:p text:style-name="table_5f_body_5f_centered">Manual / SW auto-ranging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15</text:p>
          </table:table-cell>
          <table:table-cell table:style-name="Table1.A2" office:value-type="string">
            <text:p text:style-name="table_5f_body_5f_left">Remote sensing / relay switchable</text:p>
          </table:table-cell>
          <table:table-cell table:style-name="Table1.A2" table:number-columns-spanned="3" office:value-type="string">
            <text:p text:style-name="table_5f_body_5f_centered">Yes / 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_5f_left">Remote sensing reverse polarity protection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17</text:p>
          </table:table-cell>
          <table:table-cell table:style-name="Table1.A2" office:value-type="string">
            <text:p text:style-name="table_5f_body_5f_left">Remote programming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_5f_left">OVP (Over-voltage protection)</text:p>
          </table:table-cell>
          <table:table-cell table:style-name="Table1.A3" office:value-type="string">
            <text:p text:style-name="table_5f_body_5f_centered"><text:span text:style-name="T2">HW, fused</text:span> / SW</text:p>
          </table:table-cell>
          <table:table-cell table:style-name="Table1.A3" table:number-columns-spanned="2" office:value-type="string">
            <text:p text:style-name="table_5f_body_5f_centered">SW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19</text:p>
          </table:table-cell>
          <table:table-cell table:style-name="Table1.A2" office:value-type="string">
            <text:p text:style-name="table_5f_body_5f_left">OCP (Over-current protection)</text:p>
          </table:table-cell>
          <table:table-cell table:style-name="Table1.A2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left">OPP (Over-power protection)</text:p>
          </table:table-cell>
          <table:table-cell table:style-name="Table1.A3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21</text:p>
          </table:table-cell>
          <table:table-cell table:style-name="Table1.A2" office:value-type="string">
            <text:p text:style-name="table_5f_body_5f_left">OTP (Over-temperature protection)</text:p>
          </table:table-cell>
          <table:table-cell table:style-name="Table1.A2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left">Reverse power output protection</text:p>
          </table:table-cell>
          <table:table-cell table:style-name="Table1.A3" office:value-type="string">
            <text:p text:style-name="table_5f_body_5f_centered">High power diode, <text:span text:style-name="T2">fused</text:span></text:p>
          </table:table-cell>
          <table:table-cell table:style-name="Table1.A3" table:number-columns-spanned="2" office:value-type="string">
            <text:p text:style-name="table_5f_body_5f_centered">TVS, not fused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23</text:p>
          </table:table-cell>
          <table:table-cell table:style-name="Table1.A2" office:value-type="string">
            <text:p text:style-name="table_5f_body_5f_left">No. of power relays for output couplings</text:p>
            <text:p text:style-name="table_5f_body_5f_left"/>
          </table:table-cell>
          <table:table-cell table:style-name="Table1.A2" office:value-type="string">
            <text:p text:style-name="table_5f_body_5f_centered">4<text:line-break/>(first two modules outputs in series and parallel, <text:span text:style-name="T2">split rail, and ground coupling of all modules</text:span><text:span text:style-name="T5">)</text:span></text:p>
          </table:table-cell>
          <table:table-cell table:style-name="Table1.A2" table:number-columns-spanned="2" office:value-type="string">
            <text:p text:style-name="table_5f_body_5f_centered">2<text:line-break/>(Outputs in series and parallel)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_5f_left">Coupled outputs programming and readback values adjustment (e.g. display up to 80 V instead of two 40 V separately)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25</text:p>
          </table:table-cell>
          <table:table-cell table:style-name="Table1.A2" office:value-type="string">
            <text:p text:style-name="table_5f_body_5f_left">Load balancing when outputs are coupled in series or paral<text:soft-page-break/>lel</text:p>
          </table:table-cell>
          <table:table-cell table:style-name="Table1.A2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_5f_left">Soft-start/Power-up control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27</text:p>
          </table:table-cell>
          <table:table-cell table:style-name="Table1.A2" office:value-type="string">
            <text:p text:style-name="table_5f_body_5f_left">Down-programmer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_5f_left">Output capacitor</text:p>
          </table:table-cell>
          <table:table-cell table:style-name="Table1.A3" office:value-type="string">
            <text:p text:style-name="table_5f_body_5f_centered">33 uF + 470 nF</text:p>
          </table:table-cell>
          <table:table-cell table:style-name="Table1.A3" table:number-columns-spanned="2" office:value-type="string">
            <text:p text:style-name="table_5f_body_5f_centered">22 uF + 18 uF + 470 nF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29</text:p>
          </table:table-cell>
          <table:table-cell table:style-name="Table1.A2" office:value-type="string">
            <text:p text:style-name="table_5f_body_5f_left">Digital/Trigger inputs</text:p>
          </table:table-cell>
          <table:table-cell table:style-name="Table1.A2" office:value-type="string">
            <text:p text:style-name="P3">2</text:p>
          </table:table-cell>
          <table:table-cell table:style-name="Table1.A2" table:number-columns-spanned="2" office:value-type="string">
            <text:p text:style-name="table_5f_body_5f_centered">1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_5f_left">Digital outputs</text:p>
          </table:table-cell>
          <table:table-cell table:style-name="Table1.A3" office:value-type="string">
            <text:p text:style-name="P3">2</text:p>
          </table:table-cell>
          <table:table-cell table:style-name="Table1.A3" table:number-columns-spanned="2" office:value-type="string">
            <text:p text:style-name="table_5f_body_5f_centered">1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1</text:p>
          </table:table-cell>
          <table:table-cell table:style-name="Table1.A2" office:value-type="string">
            <text:p text:style-name="table_5f_body_5f_left">Relay outputs</text:p>
          </table:table-cell>
          <table:table-cell table:style-name="Table1.A2" office:value-type="string">
            <text:p text:style-name="table_5f_body_5f_centered">No</text:p>
          </table:table-cell>
          <table:table-cell table:style-name="Table1.A2" table:number-columns-spanned="2" office:value-type="string">
            <text:p text:style-name="table_5f_body_5f_centered">1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_5f_left">MCU</text:p>
          </table:table-cell>
          <table:table-cell table:style-name="Table1.A3" office:value-type="string">
            <text:p text:style-name="P3">STM32F769IIT6</text:p>
          </table:table-cell>
          <table:table-cell table:style-name="Table1.A3" table:number-columns-spanned="2" office:value-type="string">
            <text:p text:style-name="table_5f_body_5f_centered">Arduino Due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1</text:p>
          </table:table-cell>
          <table:table-cell table:style-name="Table1.A2" office:value-type="string">
            <text:p text:style-name="table_5f_body_5f_left">Flash memory</text:p>
          </table:table-cell>
          <table:table-cell table:style-name="Table1.A2" office:value-type="string">
            <text:p text:style-name="P3">2 MiB</text:p>
          </table:table-cell>
          <table:table-cell table:style-name="Table1.A2" table:number-columns-spanned="2" office:value-type="string">
            <text:p text:style-name="table_5f_body_5f_centered">512 KiB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_5f_left">System EEPROM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35</text:p>
          </table:table-cell>
          <table:table-cell table:style-name="Table1.A2" office:value-type="string">
            <text:p text:style-name="table_5f_body_5f_left">Power module EEPROM</text:p>
          </table:table-cell>
          <table:table-cell table:style-name="Table1.A2" office:value-type="string">
            <text:p text:style-name="P3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left">TFT Display</text:p>
          </table:table-cell>
          <table:table-cell table:style-name="Table1.A3" office:value-type="string">
            <text:p text:style-name="P3">4.3” (480 x 272)</text:p>
          </table:table-cell>
          <table:table-cell table:style-name="Table1.A3" table:number-columns-spanned="2" office:value-type="string">
            <text:p text:style-name="table_5f_body_5f_centered">3.2” (320 x 240)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7</text:p>
          </table:table-cell>
          <table:table-cell table:style-name="Table1.A2" office:value-type="string">
            <text:p text:style-name="table_5f_body_5f_left">Touchscreen controller</text:p>
          </table:table-cell>
          <table:table-cell table:style-name="Table1.A2" table:number-columns-spanned="3" office:value-type="string">
            <text:p text:style-name="table_5f_body_5f_centered">Resistive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left">Rotary encoder</text:p>
          </table:table-cell>
          <table:table-cell table:style-name="Table1.A3" table:number-columns-spanned="2" office:value-type="string">
            <text:p text:style-name="P3"><text:span text:style-name="T5">Yes (</text:span>Ø31 mm<text:span text:style-name="T5"> knob)</text:span></text:p>
          </table:table-cell>
          <table:covered-table-cell/>
          <table:table-cell table:style-name="Table1.A3" office:value-type="string">
            <text:p text:style-name="table_5f_body_5f_centered">Yes (Ø19 mm knob)</text:p>
          </table:table-cell>
        </table:table-row>
        <table:table-row>
          <table:table-cell table:style-name="Table1.A2" office:value-type="string">
            <text:p text:style-name="table_5f_body_5f_centered">39</text:p>
          </table:table-cell>
          <table:table-cell table:style-name="Table1.A2" office:value-type="string">
            <text:p text:style-name="table_5f_body_5f_left">User defined switch</text:p>
          </table:table-cell>
          <table:table-cell table:style-name="Table1.A2" office:value-type="string">
            <text:p text:style-name="table_5f_body_5f_centered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left">Power module communication</text:p>
          </table:table-cell>
          <table:table-cell table:style-name="Table1.A3" office:value-type="string">
            <text:p text:style-name="P3">Dedicated SPI</text:p>
          </table:table-cell>
          <table:table-cell table:style-name="Table1.A3" table:number-columns-spanned="2" office:value-type="string">
            <text:p text:style-name="table_5f_body_5f_centered">Shared SPI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41</text:p>
          </table:table-cell>
          <table:table-cell table:style-name="Table1.A2" office:value-type="string">
            <text:p text:style-name="table_5f_body_5f_left">Ethernet</text:p>
          </table:table-cell>
          <table:table-cell table:style-name="Table1.A2" office:value-type="string">
            <text:p text:style-name="table_5f_body_5f_centered">10/100 Mbit/s</text:p>
          </table:table-cell>
          <table:table-cell table:style-name="Table1.A2" table:number-columns-spanned="2" office:value-type="string">
            <text:p text:style-name="table_5f_body_5f_centered">10/100 Mbit/s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left">USB</text:p>
          </table:table-cell>
          <table:table-cell table:style-name="Table1.A3" table:number-columns-spanned="3" office:value-type="string">
            <text:p text:style-name="table_5f_body_5f_centered">FS (full-speed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43</text:p>
          </table:table-cell>
          <table:table-cell table:style-name="Table1.A2" office:value-type="string">
            <text:p text:style-name="table_5f_body_5f_left">USB isolation</text:p>
          </table:table-cell>
          <table:table-cell table:style-name="Table1.A2" office:value-type="string">
            <text:p text:style-name="table_5f_body_5f_centered">No</text:p>
          </table:table-cell>
          <table:table-cell table:style-name="Table1.A2" table:number-columns-spanned="2" office:value-type="string">
            <text:p text:style-name="table_5f_body_5f_centered">Yes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left">RTC with backup</text:p>
          </table:table-cell>
          <table:table-cell table:style-name="Table1.A3" office:value-type="string">
            <text:p text:style-name="table_5f_body_5f_centered">Yes (replaceable coin battery)</text:p>
          </table:table-cell>
          <table:table-cell table:style-name="Table1.A3" table:number-columns-spanned="2" office:value-type="string">
            <text:p text:style-name="table_5f_body_5f_centered">Yes (1 F supercap)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45</text:p>
          </table:table-cell>
          <table:table-cell table:style-name="Table1.A2" office:value-type="string">
            <text:p text:style-name="table_5f_body_5f_left">Memory card</text:p>
          </table:table-cell>
          <table:table-cell table:style-name="Table1.A2" office:value-type="string">
            <text:p text:style-name="P3">MicroSD (accessible from front panel)</text:p>
          </table:table-cell>
          <table:table-cell table:style-name="Table1.A2" table:number-columns-spanned="2" office:value-type="string">
            <text:p text:style-name="table_5f_body_5f_centered">SD (installed on the TFT display back)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left">Sound</text:p>
          </table:table-cell>
          <table:table-cell table:style-name="Table1.A3" table:number-columns-spanned="3" office:value-type="string">
            <text:p text:style-name="P5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47</text:p>
          </table:table-cell>
          <table:table-cell table:style-name="Table1.A2" office:value-type="string">
            <text:p text:style-name="table_5f_body_5f_left">PE terminal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_5f_left">Dedicated Fan controller</text:p>
          </table:table-cell>
          <table:table-cell table:style-name="Table1.A3" office:value-type="string">
            <text:p text:style-name="P3">Yes, up to 2 fans</text:p>
          </table:table-cell>
          <table:table-cell table:style-name="Table1.A3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49</text:p>
          </table:table-cell>
          <table:table-cell table:style-name="Table1.A2" office:value-type="string">
            <text:p text:style-name="table_5f_body_5f_left">Fan</text:p>
          </table:table-cell>
          <table:table-cell table:style-name="Table1.A2" office:value-type="string">
            <text:p text:style-name="P3"><text:span text:style-name="T3">Ø</text:span>80 mm, 3- or 4-wire</text:p>
          </table:table-cell>
          <table:table-cell table:style-name="Table1.A2" table:number-columns-spanned="2" office:value-type="string">
            <text:p text:style-name="table_5f_body_5f_centered"><text:span text:style-name="T4">Ø</text:span>60 mm, 3-wire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left">Open source firmware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51</text:p>
          </table:table-cell>
          <table:table-cell table:style-name="Table1.A2" office:value-type="string">
            <text:p text:style-name="table_5f_body_5f_left">Multi-thread firmware</text:p>
          </table:table-cell>
          <table:table-cell table:style-name="Table1.A2" office:value-type="string">
            <text:p text:style-name="P3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left">SCPI support</text:p>
          </table:table-cell>
          <table:table-cell table:style-name="Table1.A3" table:number-columns-spanned="3" office:value-type="string">
            <text:p text:style-name="P5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53</text:p>
          </table:table-cell>
          <table:table-cell table:style-name="Table1.A2" office:value-type="string">
            <text:p text:style-name="table_5f_body_5f_left">Scripting language</text:p>
          </table:table-cell>
          <table:table-cell table:style-name="Table1.A2" office:value-type="string">
            <text:p text:style-name="P3">Micro Python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left">Programmable output lists</text:p>
          </table:table-cell>
          <table:table-cell table:style-name="Table1.A3" office:value-type="string">
            <text:p text:style-name="P3">Yes, low jitter</text:p>
          </table:table-cell>
          <table:table-cell table:style-name="Table1.A3" table:number-columns-spanned="2" office:value-type="string">
            <text:p text:style-name="table_5f_body_5f_centered">Yes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55</text:p>
          </table:table-cell>
          <table:table-cell table:style-name="Table1.A2" office:value-type="string">
            <text:p text:style-name="table_5f_body_5f_left">Synchronized OE</text:p>
          </table:table-cell>
          <table:table-cell table:style-name="Table1.A2" office:value-type="string">
            <text:p text:style-name="P3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left">AC input range</text:p>
          </table:table-cell>
          <table:table-cell table:style-name="Table1.A3" office:value-type="string">
            <text:p text:style-name="P3">Full range (115 / 230 V)</text:p>
          </table:table-cell>
          <table:table-cell table:style-name="Table1.A3" table:number-columns-spanned="2" office:value-type="string">
            <text:p text:style-name="table_5f_body_5f_centered">115 / 230 V (manually switchable)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57</text:p>
          </table:table-cell>
          <table:table-cell table:style-name="Table1.A2" office:value-type="string">
            <text:p text:style-name="table_5f_body_5f_left">AC input protection</text:p>
          </table:table-cell>
          <table:table-cell table:style-name="Table1.A2" table:number-columns-spanned="3" office:value-type="string">
            <text:p text:style-name="table_5f_body_5f_centered">TVS, MOV, SAR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left">Dimensions</text:p>
          </table:table-cell>
          <table:table-cell table:style-name="Table1.A3" office:value-type="string">
            <text:p text:style-name="table_5f_body_5f_centered">290 (W) x 123 (H) x 240 (D) mm</text:p>
          </table:table-cell>
          <table:table-cell table:style-name="Table1.A3" table:number-columns-spanned="2" office:value-type="string">
            <text:p text:style-name="table_5f_body_5f_centered">290 (W) x 84 (H) x 238 (D) mm</text:p>
          </table:table-cell>
          <table:covered-table-cell/>
        </table:table-row>
        <table:table-row>
          <table:table-cell table:style-name="Table1.A60" office:value-type="string">
            <text:p text:style-name="table_5f_body_5f_centered">59</text:p>
          </table:table-cell>
          <table:table-cell table:style-name="Table1.A60" office:value-type="string">
            <text:p text:style-name="table_5f_body_5f_left">Weight</text:p>
          </table:table-cell>
          <table:table-cell table:style-name="Table1.A60" office:value-type="string">
            <text:p text:style-name="table_5f_body_5f_centered">3.5 kg (with two DCP405 modules)</text:p>
          </table:table-cell>
          <table:table-cell table:style-name="Table1.A60" table:number-columns-spanned="2" office:value-type="string">
            <text:p text:style-name="table_5f_body_5f_centered">TBA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/></text:span><text:tab/><text:page-number text:select-page="current">1</text:page-number> (of <text:page-count>2</text:page-count>)<text:tab/><text:span text:style-name="MT1">Last modified: </text:span><text:span text:style-name="MT1"><text:user-defined style:data-style-name="N0" text:name="DocModified"/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BB3-H24005 comparison-merged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/></text:span><text:tab/><text:page-number text:select-page="current">2</text:page-number> (of <text:page-count>2</text:page-count>)<text:tab/><text:span text:style-name="MT1">Doc. version: </text:span><text:span text:style-name="MT1"><text:user-defined style:data-style-name="N0" text:name="DocVersion"/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BB3-H24005 comparison-merged</text:file-name></text:p>
      </style:header>
      <style:footer>
        <text:p text:style-name="Footer"><text:span text:style-name="MT1">Revision: </text:span><text:span text:style-name="MT1"><text:user-defined style:data-style-name="N0" text:name="DocVersion"/></text:span><text:tab/><text:page-number text:select-page="current"/> (of <text:page-count>2</text:page-count>)<text:tab/><text:span text:style-name="MT1">Last modified: </text:span><text:span text:style-name="MT1"><text:user-defined style:data-style-name="N0" text:name="DocModified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BB3 specification and comparison with the EEZ H24005</dc:title>
    <meta:keyword>Open source</meta:keyword>
    <meta:keyword>Open hardware</meta:keyword>
    <meta:keyword>Test &amp; Measurements</meta:keyword>
    <meta:document-statistic meta:table-count="1" meta:image-count="0" meta:object-count="0" meta:page-count="2" meta:paragraph-count="222" meta:word-count="564" meta:character-count="2875"/>
    <meta:template xlink:type="simple" xlink:actuate="onRequest" xlink:title="EEZ template" xlink:href="../../../../.openoffice/4/user/template/EEZ%20template.ott" meta:date="2015-11-18T18:09:37"/>
  </office:meta>
</office:document-meta>
</file>